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8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8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8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8"/>
          <table:table-cell table:style-name="ce38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table:style-name="ce10"/>
          <table:table-cell office:value-type="string">
            <text:p>(confirm) used in SetDefaultRoutePoint / GetTargetChrID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table:style-name="ce15" office:value-type="string">
            <text:p>Pointer</text:p>
          </table:table-cell>
          <table:table-cell office:value-type="string">
            <text:p>(Confirm) Inventory? <text:s/>Checked in HasSuppleItem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table:style-name="ce15" office:value-type="string">
            <text:p>long</text:p>
          </table:table-cell>
          <table:table-cell office:value-type="string">
            <text:p>(Confirm) IncrementCoop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table:style-name="ce15" office:value-type="string">
            <text:p>long</text:p>
          </table:table-cell>
          <table:table-cell office:value-type="string">
            <text:p>(Confirm) Increment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24</text:p>
          </table:table-cell>
          <table:table-cell/>
          <table:table-cell office:value-type="string">
            <text:p>(confirm) IsAppearancePlayer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(confirm) Get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4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0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0"/>
          <table:table-cell table:style-name="ce4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13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13:23:00.54</dc:date>
    <meta:editing-duration>P15DT17H2M5S</meta:editing-duration>
    <meta:editing-cycles>574</meta:editing-cycles>
    <meta:generator>OpenOffice/4.1.1$Win32 OpenOffice.org_project/411m6$Build-9775</meta:generator>
    <meta:document-statistic meta:table-count="12" meta:cell-count="4334" meta:object-count="0"/>
  </office:meta>
</office:document-meta>
</file>